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022cm"/>
    </style:style>
    <style:style style:name="co2" style:family="table-column">
      <style:table-column-properties fo:break-before="auto" style:column-width="7.033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5.491cm"/>
    </style:style>
    <style:style style:name="co5" style:family="table-column">
      <style:table-column-properties fo:break-before="auto" style:column-width="7.33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681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font-size="16pt" fo:font-weight="bold"/>
    </style:style>
  </office:automatic-styles>
  <office:body>
    <office:spreadsheet>
      <table:table table:name="Våga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54" table:default-cell-style-name="Default"/>
        <table:table-row table:style-name="ro1">
          <table:table-cell table:number-columns-repeated="256"/>
        </table:table-row>
        <table:table-row table:style-name="ro2">
          <table:table-cell table:style-name="ce1" office:value-type="string">
            <text:p>Navn</text:p>
          </table:table-cell>
          <table:table-cell table:style-name="ce1" office:value-type="string">
            <text:p>e-post</text:p>
          </table:table-cell>
          <table:table-cell table:style-name="ce1" office:value-type="string">
            <text:p>mobil</text:p>
          </table:table-cell>
          <table:table-cell table:style-name="ce1" office:value-type="string">
            <text:p>tlf</text:p>
          </table:table-cell>
          <table:table-cell table:style-name="ce1" table:number-columns-repeated="252"/>
        </table:table-row>
        <table:table-row table:style-name="ro1">
          <table:table-cell table:number-columns-repeated="256"/>
        </table:table-row>
        <table:table-row table:style-name="ro3">
          <table:table-cell office:value-type="string">
            <text:p>Karoline Sofie Solstad</text:p>
          </table:table-cell>
          <table:table-cell office:value-type="string">
            <text:p><text:s/><text:a xlink:href="mailto:Ho_karoline_sofie@hotmail.com">Ho_karoline_sofie@hotmail.com</text:a> </text:p>
          </table:table-cell>
          <table:table-cell/>
          <table:table-cell office:value-type="float" office:value="95757517">
            <text:p>95757517</text:p>
          </table:table-cell>
          <table:table-cell table:number-columns-repeated="252"/>
        </table:table-row>
        <table:table-row table:style-name="ro3">
          <table:table-cell office:value-type="string">
            <text:p>Gunn Berith Esekiassen</text:p>
          </table:table-cell>
          <table:table-cell office:value-type="string">
            <text:p><text:a xlink:href="mailto:Shadylady1710@hotmail.com">Shadylady1710@hotmail.com</text:a></text:p>
          </table:table-cell>
          <table:table-cell office:value-type="float" office:value="90957619">
            <text:p>90957619</text:p>
          </table:table-cell>
          <table:table-cell table:number-columns-repeated="253"/>
        </table:table-row>
        <table:table-row table:style-name="ro1">
          <table:table-cell office:value-type="string">
            <text:p>Mariell Johansen</text:p>
          </table:table-cell>
          <table:table-cell office:value-type="string">
            <text:p>mariell.j@hotmail.com </text:p>
          </table:table-cell>
          <table:table-cell office:value-type="float" office:value="90023915">
            <text:p>90023915</text:p>
          </table:table-cell>
          <table:table-cell table:number-columns-repeated="253"/>
        </table:table-row>
      </table:table>
      <table:table table:name="Harstad" table:style-name="ta1" table:print="false"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2"/>
        </table:table-row>
        <table:table-row table:style-name="ro4">
          <table:table-cell/>
          <table:table-cell office:value-type="string">
            <text:p><text:a xlink:href="mailto:adour2@hotmail.com">adour2@hotmail.com</text:a></text:p>
          </table:table-cell>
        </table:table-row>
        <table:table-row table:style-name="ro4">
          <table:table-cell/>
          <table:table-cell office:value-type="string">
            <text:p><text:a xlink:href="mailto:mathias175@hotmail.com">mathias175@hotmail.com</text:a></text:p>
          </table:table-cell>
        </table:table-row>
        <table:table-row table:style-name="ro4">
          <table:table-cell/>
          <table:table-cell office:value-type="string">
            <text:p><text:a xlink:href="mailto:kalubclement@yahoo.fr">kalubclement@yahoo.fr</text:a></text:p>
          </table:table-cell>
        </table:table-row>
      </table:table>
      <table:table table:name="Ark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nb" fo:country="NO" style:font-name-asian="DejaVu Sans" style:language-asian="nb" style:country-asian="NO" style:font-name-complex="DejaVu Sans" style:language-complex="nb" style:country-complex="NO"/>
    </style:default-style>
    <number:number-style style:name="N0">
      <number:number number:min-integer-digits="1"/>
    </number:number-style>
    <number:currency-style style:name="N107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1-19">19.01.2007</text:date>, <text:time>18:21:5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Unix OpenOffice.org_project/680m5$Build-9073</meta:generator>
    <meta:initial-creator>Henrik Ormaasen</meta:initial-creator>
    <meta:creation-date>2007-01-18T19:18:53</meta:creation-date>
    <dc:creator>Henrik Ormaasen</dc:creator>
    <dc:date>2007-01-19T18:21:50</dc:date>
    <dc:language>nb-NO</dc:language>
    <meta:editing-cycles>6</meta:editing-cycles>
    <meta:user-defined meta:name="Info 1"/>
    <meta:user-defined meta:name="Info 2"/>
    <meta:user-defined meta:name="Info 3"/>
    <meta:user-defined meta:name="Info 4"/>
    <meta:document-statistic meta:table-count="3" meta:cell-count="16"/>
  </office:meta>
</office:document-meta>
</file>